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Consolas, Menlo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'Lucida Sans Unicode', 'Lucida Sans', Geneva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194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65ef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191940" officeooo:paragraph-rsid="00191940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1965ef" officeooo:paragraph-rsid="001965ef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1abce3" officeooo:paragraph-rsid="001abce3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rsid="001bb3b2" officeooo:paragraph-rsid="001bb3b2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rsid="001ecef8" officeooo:paragraph-rsid="001ecef8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rsid="00224134" officeooo:paragraph-rsid="00224134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rsid="0024d0c1" officeooo:paragraph-rsid="0024d0c1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rsid="00259d0a" officeooo:paragraph-rsid="00259d0a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rsid="0027c88e" officeooo:paragraph-rsid="0027c88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rsid="0027c88e" officeooo:paragraph-rsid="00286f24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rsid="00286f24" officeooo:paragraph-rsid="00286f24"/>
    </style:style>
    <style:style style:name="T1" style:family="text">
      <style:text-properties fo:font-variant="normal" fo:text-transform="none" fo:color="#18171b" loext:opacity="100%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91940"/>
    </style:style>
    <style:style style:name="T3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965ef"/>
    </style:style>
    <style:style style:name="T4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abce3"/>
    </style:style>
    <style:style style:name="T5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bb3b2"/>
    </style:style>
    <style:style style:name="T6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cd61c"/>
    </style:style>
    <style:style style:name="T7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ecef8"/>
    </style:style>
    <style:style style:name="T8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224134"/>
    </style:style>
    <style:style style:name="T9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24d0c1"/>
    </style:style>
    <style:style style:name="T10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275bfe"/>
    </style:style>
    <style:style style:name="T11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27c88e"/>
    </style:style>
    <style:style style:name="T12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286f24"/>
    </style:style>
    <style:style style:name="T13" style:family="text">
      <style:text-properties fo:font-variant="normal" fo:text-transform="none" fo:color="#18171b" loext:opacity="100%" style:font-name="Droid Sans Mono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18171b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mandos Básicos y No tan básicos</text:h>
      <text:p text:style-name="P1"><text:span text:style-name="T1">- The </text:span><text:span text:style-name="Source_20_Text"><text:span text:style-name="T13">symfony</text:span></text:span><text:span text:style-name="T14"> </text:span><text:span text:style-name="T1">binary also provides a tool to check if your computer meets all requirements. Open your console terminal and run this command:</text:span></text:p>
      <text:p text:style-name="P2"><text:span text:style-name="T2">$ symfony check:requirements</text:span></text:p>
      <text:p text:style-name="P4"><text:span text:style-name="T1"/></text:p>
      <text:p text:style-name="P4"><text:span text:style-name="T1">- With synfony application:</text:span></text:p>
      <text:p text:style-name="P4"><text:span text:style-name="T1"># Building a traditional web application</text:span></text:p>
      <text:p text:style-name="P2"><text:span text:style-name="T2">$ </text:span><text:span text:style-name="T1">symfony new my_project_name –full</text:span></text:p>
      <text:p text:style-name="P4"><text:span text:style-name="T1"># Building a microservice, console application or API</text:span></text:p>
      <text:p text:style-name="P2"><text:span text:style-name="T2">$ </text:span><text:span text:style-name="T1">symfony new my_project_name</text:span></text:p>
      <text:p text:style-name="P5"><text:span text:style-name="T1"># For install specific version:</text:span></text:p>
      <text:p text:style-name="P5"><text:span text:style-name="T1"># <text:s/>--version=lts</text:span></text:p>
      <text:p text:style-name="P5"><text:span text:style-name="T1"># <text:s/>--version=next</text:span></text:p>
      <text:p text:style-name="P5"><text:span text:style-name="T1"># <text:s/>--version=4.4</text:span></text:p>
      <text:p text:style-name="P4"><text:span text:style-name="T1"/></text:p>
      <text:p text:style-name="P4"><text:span text:style-name="T1">- Via Composer:</text:span></text:p>
      <text:p text:style-name="P4"><text:span text:style-name="T1"># Building a traditional web application</text:span></text:p>
      <text:p text:style-name="P2"><text:span text:style-name="T2">$ composer create-project symfony/website-skeleton my_project_name</text:span></text:p>
      <text:p text:style-name="P4"><text:span text:style-name="T1"># Building a microservice, console application or API</text:span></text:p>
      <text:p text:style-name="P2"><text:span text:style-name="T2">$ composer create-project symfony/skeleton my_project_name</text:span></text:p>
      <text:p text:style-name="P5"><text:span text:style-name="T2"># For install specific version:</text:span></text:p>
      <text:p text:style-name="P3"><text:span text:style-name="T2">$ composer create-project symfony/skeleton:”</text:span><text:span text:style-name="T3">^4.4”</text:span><text:span text:style-name="T2"> my_project_name</text:span></text:p>
      <text:p text:style-name="P2"><text:span text:style-name="T2"/></text:p>
      <text:p text:style-name="P2"><text:span text:style-name="T2">- Command who displays information about the project:</text:span></text:p>
      <text:p text:style-name="P2"><text:span text:style-name="T2">$ php bin/console about</text:span></text:p>
      <text:p text:style-name="P4"><text:span text:style-name="T2"/></text:p>
      <text:p text:style-name="P4"><text:span text:style-name="T1">- Command to start development webserver:</text:span></text:p>
      <text:p text:style-name="P2"><text:span text:style-name="T2">$ </text:span><text:span text:style-name="T1">symfony server:start</text:span></text:p>
      <text:p text:style-name="P4"><text:span text:style-name="T1"/></text:p>
      <text:p text:style-name="P4"><text:span text:style-name="T1">- </text:span><text:span text:style-name="T3">Command for check “Scurity Vulnerabilities”:</text:span></text:p>
      <text:p text:style-name="P3"><text:span text:style-name="T3">$ symfony check:security</text:span></text:p>
      <text:p text:style-name="P5"><text:span text:style-name="T3"/></text:p>
      <text:p text:style-name="P5"><text:span text:style-name="T1">- </text:span><text:span text:style-name="T4">Create database on Dbserver with a existent user with needed permissions:</text:span></text:p>
      <text:p text:style-name="P6"><text:span text:style-name="T1">$ php bin/console doctrine:database:create</text:span></text:p>
      <text:p text:style-name="P6"><text:soft-page-break/><text:span text:style-name="T1">- </text:span><text:span text:style-name="T5">Create new “Table” with her “rows” and “parameters for this rows” automaticaly and interactive:</text:span></text:p>
      <text:p text:style-name="P7"><text:span text:style-name="T1">$ php bin/console make:entity</text:span></text:p>
      <text:p text:style-name="P7"><text:span text:style-name="T1"/></text:p>
      <text:p text:style-name="P7"><text:span text:style-name="T1">- </text:span><text:span text:style-name="T7">For create “User” table, with all components for automatic and correct autentification on “web app”, its best use this interactive command (and later modify file “src/Entity/User.php”, for add all u need extra):</text:span></text:p>
      <text:p text:style-name="P8"><text:span text:style-name="T7">$ php bin/console make:user</text:span></text:p>
      <text:p text:style-name="P7"><text:span text:style-name="T1"/></text:p>
      <text:p text:style-name="P7"><text:span text:style-name="T1">- Upload changes of new Schema of Database Tables and Rows to DBserver </text:span><text:span text:style-name="T6">(WITHOUT ERASE database content)</text:span><text:span text:style-name="T1">:</text:span></text:p>
      <text:p text:style-name="P7"><text:span text:style-name="T1">$ php bin/console doctrine:schema:update –force</text:span></text:p>
      <text:p text:style-name="P7"><text:span text:style-name="T1"/></text:p>
      <text:p text:style-name="P7"><text:span text:style-name="T1">- </text:span><text:span text:style-name="T8">Create new “controller”, with interactive mode:</text:span></text:p>
      <text:p text:style-name="P9"><text:span text:style-name="T1">$ php bin/console make:controller</text:span></text:p>
      <text:p text:style-name="P9"><text:span text:style-name="T8"/></text:p>
      <text:p text:style-name="P9"><text:span text:style-name="T1">- </text:span><text:span text:style-name="T9">Create new “form”, with interactive mode, were on same time especify model to use (for simplify all things):</text:span></text:p>
      <text:p text:style-name="P10"><text:span text:style-name="T1">$ php bin/console make:form</text:span></text:p>
      <text:p text:style-name="P11"><text:span text:style-name="T1">- - When the command its executed, new file under (src/Form) its created, and we can or not, define the type of form field (https://symfony.com/doc/current/reference/forms/types.html):</text:span></text:p>
      <text:p text:style-name="P11"><text:span text:style-name="T1">### IMPORT → (use Sy</text:span><text:span text:style-name="T10">m</text:span><text:span text:style-name="T1">fony\Component\Form\Extension\Core\Type\EmailType;)</text:span></text:p>
      <text:p text:style-name="P11"><text:span text:style-name="T1">$builder</text:span></text:p>
      <text:p text:style-name="P11"><text:span text:style-name="T1"><text:s text:c="12"/>-&gt;add('email', EmailType::class)</text:span></text:p>
      <text:p text:style-name="P11"><text:span text:style-name="T1"><text:s text:c="12"/>//-&gt;add('roles')</text:span></text:p>
      <text:p text:style-name="P11"><text:span text:style-name="T1"><text:s text:c="12"/>-&gt;add('password')</text:span></text:p>
      <text:p text:style-name="P11"><text:span text:style-name="T1"><text:s text:c="12"/>//-&gt;add('banned')</text:span></text:p>
      <text:p text:style-name="P11"><text:span text:style-name="T1"><text:s text:c="12"/>-&gt;add('name')</text:span></text:p>
      <text:p text:style-name="P11"><text:span text:style-name="T1"><text:s text:c="8"/>;</text:span></text:p>
      <text:p text:style-name="P11"><text:span text:style-name="T1">###</text:span></text:p>
      <text:p text:style-name="P11"><text:span text:style-name="T1">- - </text:span><text:span text:style-name="T11">On “controller” file, were u want use this form for be showed on “view”, in method need be specified the parameter who catch “Request”:</text:span></text:p>
      <text:p text:style-name="P13"><text:span text:style-name="T1">### </text:span><text:span text:style-name="T12">IMPORT → (</text:span><text:span text:style-name="T1">use Symfony\Component\HttpFoundation\Request;</text:span><text:span text:style-name="T12">)</text:span></text:p>
      <text:p text:style-name="P12"><text:span text:style-name="T1">class RegisterController extends AbstractController</text:span></text:p>
      <text:p text:style-name="P12"><text:span text:style-name="T1">{</text:span></text:p>
      <text:p text:style-name="P12"><text:span text:style-name="T1"><text:s text:c="4"/>#[Route('/register', name: 'register')]</text:span></text:p>
      <text:p text:style-name="P12"><text:soft-page-break/><text:span text:style-name="T1"><text:s text:c="4"/>public function userRegister(Request $request): Response </text:span><text:span text:style-name="T12">{}</text:span></text:p>
      <text:p text:style-name="P14"><text:span text:style-name="T12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Consolas, Menlo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'Lucida Sans Unicode', 'Lucida Sans', Geneva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n Salmoral Parramon</meta:initial-creator>
    <meta:creation-date>2021-10-08T11:27:26.420441313</meta:creation-date>
    <dc:date>2021-10-08T18:57:28.032463432</dc:date>
    <dc:creator>Joan Salmoral Parramon</dc:creator>
    <meta:editing-duration>PT2H5M16S</meta:editing-duration>
    <meta:editing-cycles>5</meta:editing-cycles>
    <meta:generator>LibreOffice/7.2.1.2$Linux_X86_64 LibreOffice_project/20$Build-2</meta:generator>
    <meta:document-statistic meta:table-count="0" meta:image-count="0" meta:object-count="0" meta:page-count="3" meta:paragraph-count="54" meta:word-count="354" meta:character-count="2644" meta:non-whitespace-character-count="2268"/>
  </office:meta>
</office:document-meta>
</file>